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f098e" officeooo:paragraph-rsid="000f098e"/>
    </style:style>
    <style:style style:name="P2" style:family="paragraph" style:parent-style-name="Frame_20_contents">
      <style:paragraph-properties fo:text-align="center" style:justify-single-word="false"/>
      <style:text-properties officeooo:rsid="000fc2ff" officeooo:paragraph-rsid="000fc2ff"/>
    </style:style>
    <style:style style:name="P3" style:family="paragraph" style:parent-style-name="Frame_20_contents">
      <style:paragraph-properties fo:text-align="center" style:justify-single-word="false"/>
      <style:text-properties officeooo:rsid="0010741a" officeooo:paragraph-rsid="0010741a"/>
    </style:style>
    <style:style style:name="P4" style:family="paragraph" style:parent-style-name="Frame_20_contents">
      <style:paragraph-properties fo:text-align="center" style:justify-single-word="false"/>
      <style:text-properties officeooo:rsid="00120a4c" officeooo:paragraph-rsid="00120a4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6cm" fo:min-width="5.1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65cm" fo:min-width="2.6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3.016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3.201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7.805cm" fo:min-width="0.2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93cm" fo:min-width="4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2.196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93cm" fo:min-width="3.2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32cm" fo:min-width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93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132cm" fo:min-width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1.321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083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946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2.524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182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3.011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926cm" fo:min-width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 style:parent-style-name="OLE">
      <style:graphic-properties draw:textarea-horizontal-align="justify" draw:textarea-vertical-align="middle" draw:auto-grow-height="false" fo:min-height="1.032cm" fo:min-width="3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parent-style-name="OLE">
      <style:graphic-properties draw:textarea-horizontal-align="justify" draw:textarea-vertical-align="middle" draw:auto-grow-height="false" fo:min-height="0.998cm" fo:min-width="4.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 style:parent-style-name="OLE">
      <style:graphic-properties draw:textarea-horizontal-align="justify" draw:textarea-vertical-align="middle" draw:auto-grow-height="false" fo:min-height="1.946cm" fo:min-width="1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 style:parent-style-name="OLE">
      <style:graphic-properties draw:textarea-horizontal-align="justify" draw:textarea-vertical-align="middle" draw:auto-grow-height="false" fo:min-height="1.88cm" fo:min-width="2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 style:parent-style-name="OLE">
      <style:graphic-properties draw:textarea-horizontal-align="justify" draw:textarea-vertical-align="middle" draw:auto-grow-height="false" fo:min-height="0.94cm" fo:min-width="6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21" svg:width="4.843cm" svg:height="1.456cm" svg:x="5.378cm" svg:y="0.568cm"><text:p text:style-name="P1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5" svg:width="9.129cm" svg:height="1.297cm" svg:x="3.367cm" svg:y="3.082cm"><text:p text:style-name="P2">Read three numbers a, b, c</text:p><draw:enhanced-geometry svg:viewBox="0 0 21600 21600" draw:glue-points="?f6 0 10800 ?f8 ?f11 10800 ?f9 21600 10800 ?f10 ?f5 10800" draw:text-areas="?f3 ?f3 ?f4 ?f4" draw:type="parallelogram" draw:modifiers="2915.158777711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3" draw:style-name="gr24" svg:width="4.049cm" svg:height="3.758cm" svg:x="5.854cm" svg:y="5.727cm"><text:p text:style-name="P2">a&gt;b and a&gt;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23" svg:width="3.996cm" svg:height="3.89cm" svg:x="2.282cm" svg:y="9.881cm"><text:p text:style-name="P3">b&gt;a and b&gt;c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_0" draw:style-name="gr22" svg:width="6.695cm" svg:height="1.377cm" svg:x="10.855cm" svg:y="10.543cm"><text:p text:style-name="P3">Print a is largest</text:p><draw:enhanced-geometry svg:viewBox="0 0 21600 21600" draw:glue-points="?f6 0 10800 ?f8 ?f11 10800 ?f9 21600 10800 ?f10 ?f5 10800" draw:text-areas="?f3 ?f3 ?f4 ?f4" draw:type="parallelogram" draw:modifiers="2907.69230769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" draw:name="Shape5_1" draw:style-name="gr22" svg:width="6.695cm" svg:height="1.377cm" svg:x="8.05cm" svg:y="15.147cm"><text:p text:style-name="P3">Print b is largest</text:p><draw:enhanced-geometry svg:viewBox="0 0 21600 21600" draw:glue-points="?f6 0 10800 ?f8 ?f11 10800 ?f9 21600 10800 ?f10 ?f5 10800" draw:text-areas="?f3 ?f3 ?f4 ?f4" draw:type="parallelogram" draw:modifiers="2907.69230769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6" draw:name="Shape5_2" draw:style-name="gr22" svg:width="6.695cm" svg:height="1.377cm" svg:x="-1.289cm" svg:y="15.252cm"><text:p text:style-name="P3">Print c is largest</text:p><draw:enhanced-geometry svg:viewBox="0 0 21600 21600" draw:glue-points="?f6 0 10800 ?f8 ?f11 10800 ?f9 21600 10800 ?f10 ?f5 10800" draw:text-areas="?f3 ?f3 ?f4 ?f4" draw:type="parallelogram" draw:modifiers="2907.69230769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7" draw:name="Shape1_0" draw:style-name="gr21" svg:width="4.843cm" svg:height="1.456cm" svg:x="5.114cm" svg:y="18.957cm"><text:p text:style-name="P4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6" draw:style-name="gr20" svg:width="0.003cm" svg:height="1.059cm" svg:x="7.945cm" svg:y="2.0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7" draw:style-name="gr19" svg:width="0.345cm" svg:height="3.44cm" svg:x="1.436cm" svg:y="11.8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7_0" draw:style-name="gr18" svg:width="0.345cm" svg:height="1.35cm" svg:x="11.411cm" svg:y="13.7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7_1" draw:style-name="gr16" svg:width="0.345cm" svg:height="2.223cm" svg:x="4.082cm" svg:y="7.6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7_2" draw:style-name="gr17" svg:width="0.345cm" svg:height="2.885cm" svg:x="14.295cm" svg:y="7.6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_3" draw:style-name="gr16" svg:width="0.345cm" svg:height="2.223cm" svg:x="4.082cm" svg:y="7.6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7_4" draw:style-name="gr15" svg:width="0.345cm" svg:height="1.237cm" svg:x="7.786cm" svg:y="2.0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7_5" draw:style-name="gr14" svg:width="0.345cm" svg:height="1.509cm" svg:x="7.68cm" svg:y="4.3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8" draw:style-name="gr13" svg:width="0.847cm" svg:height="0.133cm" svg:x="1.568cm" svg:y="11.813cm"><text:p/><draw:enhanced-geometry svg:viewBox="0 0 21600 21600" draw:type="rectangle" draw:enhanced-path="M 0 0 L 21600 0 21600 21600 0 21600 0 0 Z N"/></draw:custom-shape><draw:custom-shape text:anchor-type="paragraph" draw:z-index="17" draw:name="Shape8_0" draw:style-name="gr13" svg:width="0.847cm" svg:height="0.133cm" svg:x="1.568cm" svg:y="11.813cm"><text:p/><draw:enhanced-geometry svg:viewBox="0 0 21600 21600" draw:type="rectangle" draw:enhanced-path="M 0 0 L 21600 0 21600 21600 0 21600 0 0 Z N"/></draw:custom-shape><draw:custom-shape text:anchor-type="paragraph" draw:z-index="18" draw:name="Shape8_1" draw:style-name="gr12" svg:width="2.25cm" svg:height="0.294cm" svg:x="6.278cm" svg:y="11.652cm"><text:p/><draw:enhanced-geometry svg:viewBox="0 0 21600 21600" draw:mirror-vertical="true" draw:type="rectangle" draw:enhanced-path="M 0 0 L 21600 0 21600 21600 0 21600 0 0 Z N"/></draw:custom-shape><draw:custom-shape text:anchor-type="paragraph" draw:z-index="19" draw:name="Shape8_2" draw:style-name="gr11" svg:width="1.641cm" svg:height="0.133cm" svg:x="4.214cm" svg:y="7.527cm"><text:p/><draw:enhanced-geometry svg:viewBox="0 0 21600 21600" draw:type="rectangle" draw:enhanced-path="M 0 0 L 21600 0 21600 21600 0 21600 0 0 Z N"/></draw:custom-shape><draw:custom-shape text:anchor-type="paragraph" draw:z-index="20" draw:name="Shape8_3" draw:style-name="gr10" svg:width="3.282cm" svg:height="0.294cm" svg:x="8.315cm" svg:y="13.797cm"><text:p/><draw:enhanced-geometry svg:viewBox="0 0 21600 21600" draw:mirror-vertical="true" draw:type="rectangle" draw:enhanced-path="M 0 0 L 21600 0 21600 21600 0 21600 0 0 Z N"/></draw:custom-shape><draw:custom-shape text:anchor-type="paragraph" draw:z-index="21" draw:name="Shape9" draw:style-name="gr9" svg:width="0.212cm" svg:height="2.197cm" svg:x="8.315cm" svg:y="11.76cm"><text:p/><draw:enhanced-geometry svg:viewBox="0 0 21600 21600" draw:type="rectangle" draw:enhanced-path="M 0 0 L 21600 0 21600 21600 0 21600 0 0 Z N"/></draw:custom-shape><draw:custom-shape text:anchor-type="paragraph" draw:z-index="22" draw:name="Shape8_4" draw:style-name="gr8" svg:width="4.737cm" svg:height="0.294cm" svg:x="9.77cm" svg:y="7.447cm"><text:p/><draw:enhanced-geometry svg:viewBox="0 0 21600 21600" draw:mirror-vertical="true" draw:type="rectangle" draw:enhanced-path="M 0 0 L 21600 0 21600 21600 0 21600 0 0 Z N"/></draw:custom-shape><draw:custom-shape text:anchor-type="paragraph" draw:z-index="23" draw:name="Shape11" draw:style-name="gr7" svg:width="0.239cm" svg:height="7.806cm" svg:x="15.644cm" svg:y="11.919cm"><text:p/><draw:enhanced-geometry svg:viewBox="0 0 21600 21600" draw:type="rectangle" draw:enhanced-path="M 0 0 L 21600 0 21600 21600 0 21600 0 0 Z N"/></draw:custom-shape><draw:custom-shape text:anchor-type="paragraph" draw:z-index="24" draw:name="Shape12" draw:style-name="gr6" svg:width="0.212cm" svg:height="3.202cm" svg:x="11.993cm" svg:y="16.522cm"><text:p/><draw:enhanced-geometry svg:viewBox="0 0 21600 21600" draw:type="rectangle" draw:enhanced-path="M 0 0 L 21600 0 21600 21600 0 21600 0 0 Z N"/></draw:custom-shape><draw:custom-shape text:anchor-type="paragraph" draw:z-index="25" draw:name="Shape13" draw:style-name="gr5" svg:width="0.212cm" svg:height="3.017cm" svg:x="2.124cm" svg:y="16.628cm"><text:p/><draw:enhanced-geometry svg:viewBox="0 0 21600 21600" draw:type="rectangle" draw:enhanced-path="M 0 0 L 21600 0 21600 21600 0 21600 0 0 Z N"/></draw:custom-shape><draw:custom-shape text:anchor-type="paragraph" draw:z-index="26" draw:name="Shape10" draw:style-name="gr4" svg:width="2.991cm" svg:height="0.53cm" svg:x="2.124cm" svg:y="19.4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Shape14_0" draw:style-name="gr3" svg:width="5.927cm" svg:height="0.451cm" svg:x="9.955cm" svg:y="19.51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8" draw:name="Shape15" draw:style-name="gr2" draw:text-style-name="P6" svg:width="1.456cm" svg:height="0.583cm" svg:x="11.49cm" svg:y="6.865cm"><draw:text-box><text:p>Yes</text:p></draw:text-box></draw:frame><draw:frame text:anchor-type="paragraph" draw:z-index="29" draw:name="Shape15_0" draw:style-name="gr2" draw:text-style-name="P6" svg:width="1.456cm" svg:height="0.583cm" svg:x="8.818cm" svg:y="13.215cm"><draw:text-box><text:p>Yes</text:p></draw:text-box></draw:frame><draw:frame text:anchor-type="paragraph" draw:z-index="30" draw:name="Shape15_1" draw:style-name="gr2" draw:text-style-name="P6" svg:width="1.456cm" svg:height="0.583cm" svg:x="1.436cm" svg:y="11.231cm"><draw:text-box><text:p>No</text:p></draw:text-box></draw:frame><draw:frame text:anchor-type="paragraph" draw:z-index="31" draw:name="Shape15_2" draw:style-name="gr2" draw:text-style-name="P6" svg:width="1.456cm" svg:height="0.583cm" svg:x="4.214cm" svg:y="6.944cm"><draw:text-box><text:p>No</text:p></draw:text-box></draw:frame><draw:frame text:anchor-type="paragraph" draw:z-index="32" draw:name="Shape16" draw:style-name="gr1" draw:text-style-name="P6" svg:width="10.796cm" svg:height="1.112cm" svg:x="2.732cm" svg:y="-1.363cm"><draw:text-box><text:p text:style-name="P5">FLOWCHART TO FIND THE LARGEST OF THREE NUMBER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9:05:37.892612347</meta:creation-date>
    <dc:date>2021-08-14T21:24:21.868350774</dc:date>
    <meta:editing-duration>PT7M50S</meta:editing-duration>
    <meta:editing-cycles>1</meta:editing-cycles>
    <meta:document-statistic meta:table-count="0" meta:image-count="0" meta:object-count="0" meta:page-count="1" meta:paragraph-count="8" meta:word-count="26" meta:character-count="110" meta:non-whitespace-character-count="92"/>
    <meta:generator>LibreOffice/6.4.7.2$Linux_X86_64 LibreOffice_project/40$Build-2</meta:generator>
  </office:meta>
</office:document-meta>
</file>